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8b7b" officeooo:paragraph-rsid="00158b7b" style:font-weight-asian="bold" style:font-weight-complex="bold"/>
    </style:style>
    <style:style style:name="P2" style:family="paragraph" style:parent-style-name="Standard">
      <style:text-properties fo:font-weight="normal" officeooo:rsid="00158b7b" officeooo:paragraph-rsid="00158b7b" style:font-weight-asian="normal" style:font-weight-complex="normal"/>
    </style:style>
    <style:style style:name="P3" style:family="paragraph" style:parent-style-name="Standard">
      <style:text-properties officeooo:rsid="00158b7b" officeooo:paragraph-rsid="00158b7b"/>
    </style:style>
    <style:style style:name="P4" style:family="paragraph" style:parent-style-name="Standard">
      <style:paragraph-properties fo:break-before="page"/>
      <style:text-properties fo:font-weight="normal" officeooo:rsid="00158b7b" officeooo:paragraph-rsid="00158b7b" style:font-weight-asian="normal" style:font-weight-complex="normal"/>
    </style:style>
    <style:style style:name="P5" style:family="paragraph" style:parent-style-name="Standard">
      <style:paragraph-properties fo:break-before="page"/>
      <style:text-properties officeooo:rsid="00158b7b" officeooo:paragraph-rsid="00158b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d first line</text:p>
      <text:p text:style-name="P2">and text on the second line of the first page.</text:p>
      <text:p text:style-name="P2">The preview thumbnail should show part of this.</text:p>
      <text:p text:style-name="P2"/>
      <text:p text:style-name="P2">More text on the first page.</text:p>
      <text:p text:style-name="P2"/>
      <text:p text:style-name="P4">This is text on the second page.</text:p>
      <text:p text:style-name="P2">It should not appear in the preview.</text:p>
      <text:p text:style-name="P2">Because we explicitly ask the preview generator to make a preview of the first page.</text:p>
      <text:p text:style-name="P2"/>
      <text:p text:style-name="Standard"/>
      <text:p text:style-name="P5">This is the last page.</text:p>
      <text:p text:style-name="P3">It should not be in the preview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9T13:46:40.019156276</meta:creation-date>
    <dc:date>2024-02-09T13:51:01.367444846</dc:date>
    <meta:editing-duration>PT4M22S</meta:editing-duration>
    <meta:editing-cycles>1</meta:editing-cycles>
    <meta:document-statistic meta:table-count="0" meta:image-count="0" meta:object-count="0" meta:page-count="3" meta:paragraph-count="9" meta:word-count="68" meta:character-count="342" meta:non-whitespace-character-count="283"/>
    <meta:generator>LibreOffice/6.4.7.2$Linux_X86_64 LibreOffice_project/40$Build-2</meta:generator>
  </office:meta>
</office:document-meta>
</file>